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ResourceConfigurerTests.testPropertyPlaceholderConfigurerWithSelfReferencingPlaceholderInAli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yResourceConfigurerTests.testPropertyOverrideConfigurerWithNested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ckPreferences.MockP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references.removeNodeS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pertyResourceConfigurerTests.testPropertyPlaceholder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ResourceConfigurerTests.testPropertyPlaceholderConfigurerWithIgnoreUnresolvable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ResourceConfigurerTests.testPropertyPlaceholderConfigurerWithUnresolvable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ResourceConfigurerTests.testPropertyOverride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nvertingOverrideConfigurer.convertPropertyValue( String original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ResourceConfigurerTests.testPropertyPlaceholderConfigurerWithCircular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ckPreferences.flushS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pertyResourceConfigurerTests.testPropertyPlaceholderConfigurerWithSystemPropertyNot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ckPreferences.childSpi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PreferencesFactory.system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ResourceConfigurerTests.testPropertyPlaceholderConfigurerWithDefaul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ResourceConfigurerTests.testPropertyPlaceholderConfigurerWithSystemPropertyF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ResourceConfigurerTests.testPropertyPlaceholderConfigurerWithEmptyStringA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PreferencesFactory.user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ResourceConfigurerTests.testPropertyPlaceholderConfigurerWithParentChildSep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ResourceConfigurerTests.testPropertyOverrideConfigurerWithInvalid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ropertyResourceConfigurerTests.testPropertyOverrideConfigurerWithInvalidPropertie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ResourceConfigurerTests.testPropertyPlaceholderConfigurerWithPlaceholderInAli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yResourceConfigurerTests.doTestPropertyPlaceholderConfigurer( boolean parentChildSepa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PropertyResourceConfigurerTests.testPreferencesPlaceholderConfigurerWithCustomTreePa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ropertyResourceConfigurerTests.testPropertyOverrideConfigurerWithPropertie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Preferences.putSpi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ResourceConfigurerTests.testPropertyPlaceholderConfigurerWithInline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Preferences.getSpi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ResourceConfigurerTests.testPropertyPlaceholderConfigurerWithUnresolvableSyste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ResourceConfigurerTests.testPropertyOverrideConfigurerWithHel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yResourceConfigurerTests.testPropertyOverrideConfigurerWithNestedPropertyAndDotIn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pertyResourceConfigurerTests.testPropertyPlaceholderConfigurerWithEmptyStringInPlaceholderA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yResourceConfigurerTests.testPropertyOverrideConfigurerWithPropertiesXml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ResourceConfigurerTests.testPropertyOverrideConfigurerWithNestedMapPropertyAndDotInMap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ResourceConfigurerTests.testPropertyOverrideConfigurerWithIgnoreInvalid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ockPreferences.syncS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pertyResourceConfigurerTests.testPreferencesPlaceholderConfigurerWithPathIn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ockPreferences.keysS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Holder.getHel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ResourceConfigurerTests.testPropertyPlaceholderConfigurerWith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pertyResourceConfigurerTests.testPropertyPlaceholderConfigurerWithOverridingSyste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Preferences.MockPreferences( AbstractPreferences par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ResourceConfigurerTests.testPreferencesPlaceholder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opertyResourceConfigurerTests.testPropertyOverrideConfigurerWithConver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ResourceConfigurerTests.testPropertyPlaceholderConfigurerWithNestedPlaceholderIn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Preferences.removeSpi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Holder.setHeldProperties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references.childrenNamesS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